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master-page-name="Standard">
      <style:paragraph-properties style:page-number="auto"/>
    </style:style>
    <style:style style:name="T1" style:family="text">
      <style:text-properties fo:font-size="12pt" style:font-size-asian="12pt" style:font-size-complex="12pt"/>
    </style:style>
    <style:style style:name="T2"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Cahier des charges </text:p>
      <text:p text:style-name="Title">Site web pour les annonces particuliers</text:p>
      <text:h text:style-name="Heading_20_1" text:outline-level="1">Présentation</text:h>
      <text:p text:style-name="No_20_Spacing"><text:span text:style-name="T1">Pour le projet du module de développement de site web, il est demandé de créer un site internet personnel. J’ai choisi de travailler à la conception d’un site d’annonces.</text:span></text:p>
      <text:h text:style-name="Heading_20_1" text:outline-level="1">Objectif</text:h>
      <text:p text:style-name="No_20_Spacing"><text:span text:style-name="T1">L’objectif de ce site est de permettre à tout internaute de poster une annonce d’un produit (neuf ou occasion) ou de rechercher un produit (neuf ou occasion) <text:s/>parmi les annonces déjà postés. </text:span></text:p>
      <text:p text:style-name="No_20_Spacing"><text:span text:style-name="T1">Les annonces pourront être modifié ou supprimer par le titulaire de l’annonce. Ils contiennent aussi une photo (format png ou jpeg), les informations nécessaires de l’annonceur (téléphone, email etc.) afin que les et la date de publication. L’ajoute d’une photo n’est pas nécessaire. Le téléphone de l’annonceur non plus mais son adresse mail est obligatoire. <text:s/></text:span></text:p>
      <text:h text:style-name="Heading_20_1" text:outline-level="1">Public visé</text:h>
      <text:p text:style-name="No_20_Spacing">Tout genre de public. De la mère au foyer au chef d’entreprise voulant acheter ou vendre un produit.</text:p>
      <text:h text:style-name="Heading_20_1" text:outline-level="1">Contenu</text:h>
      <text:p text:style-name="No_20_Spacing"><text:span text:style-name="T1">Pour déposer une annonce le l’annonceur devra remplir une fiche d’inscription afin de s’identifier. Une espace personnel sera créer pour le l’annonceur pour qu’il puisse gérer facilement <text:s/>ses annonces. Cela permettra aussi d’alimenter les donnes nécessaires pour ces derniers.</text:span></text:p>
      <text:p text:style-name="No_20_Spacing"><text:span text:style-name="T1">Pour chercher une annonce, l’acheteur n’aura pas besoin de remplir une <text:s/>fiche d’inscription (il est toujours possible de le créer si l’acheteur le souhaite). <text:s/>Les annonces seront classées par endroit (ex. Ile-de-France, Rhône-Alpes etc.) et par genres et sous-genres (multimédias, vêtements, véhicules, etc.). Une fois l’utilisateur choisit les critères, une liste de toutes les annonces qui correspond à ces critères sera affiche. Donc il suffit de regarder l’une de ces annonces et prendre les coordonnes de l’annonceur pour le contacter. </text:span></text:p>
      <text:h text:style-name="Heading_20_1" text:outline-level="1">Normes et conventions</text:h>
      <text:p text:style-name="No_20_Spacing"/>
      <text:p text:style-name="No_20_Spacing"><text:span text:style-name="T1">La conception de sites internet repose sur un ensemble de normes qui sont définies par plusieurs organismes internationaux comme le W3C (World Wide Web Consortium) qui est chargé de spéciﬁer les formats de données à utiliser sur internet par conséquent mon site doit être val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DIK</meta:initial-creator>
    <dc:creator>mkab</dc:creator>
    <meta:editing-cycles>13</meta:editing-cycles>
    <meta:creation-date>2012-01-25T16:26:00</meta:creation-date>
    <dc:date>2012-01-26T00:46:00</dc:date>
    <meta:editing-duration>PT8M14S</meta:editing-duration>
    <meta:generator>LibreOffice/3.3$Linux LibreOffice_project/330m19$Build-401</meta:generator>
    <meta:document-statistic meta:table-count="0" meta:image-count="0" meta:object-count="0" meta:page-count="1" meta:paragraph-count="14" meta:word-count="315" meta:character-count="20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